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2cb" officeooo:paragraph-rsid="001cd2cb"/>
    </style:style>
    <style:style style:name="P2" style:family="paragraph" style:parent-style-name="Standard">
      <style:text-properties fo:font-weight="bold" officeooo:rsid="001cd2cb" officeooo:paragraph-rsid="001cd2cb" style:font-weight-asian="bold" style:font-weight-complex="bold"/>
    </style:style>
    <style:style style:name="P3" style:family="paragraph" style:parent-style-name="Standard">
      <style:text-properties officeooo:rsid="001d0a42" officeooo:paragraph-rsid="001d0a42"/>
    </style:style>
    <style:style style:name="P4" style:family="paragraph" style:parent-style-name="Standard">
      <style:text-properties officeooo:rsid="001eefce" officeooo:paragraph-rsid="001eefce"/>
    </style:style>
    <style:style style:name="P5" style:family="paragraph" style:parent-style-name="Standard">
      <style:text-properties officeooo:rsid="0020c043" officeooo:paragraph-rsid="0020c043"/>
    </style:style>
    <style:style style:name="P6" style:family="paragraph" style:parent-style-name="Standard">
      <style:text-properties officeooo:rsid="002346ef" officeooo:paragraph-rsid="002346ef"/>
    </style:style>
    <style:style style:name="P7" style:family="paragraph" style:parent-style-name="Standard">
      <style:text-properties officeooo:rsid="00250ba3" officeooo:paragraph-rsid="00250ba3"/>
    </style:style>
    <style:style style:name="P8" style:family="paragraph" style:parent-style-name="Standard">
      <style:text-properties officeooo:rsid="00253a6c" officeooo:paragraph-rsid="00253a6c"/>
    </style:style>
    <style:style style:name="P9" style:family="paragraph" style:parent-style-name="Standard">
      <style:text-properties officeooo:rsid="0025a3c3" officeooo:paragraph-rsid="0025a3c3"/>
    </style:style>
    <style:style style:name="P10" style:family="paragraph" style:parent-style-name="Standard">
      <style:text-properties officeooo:rsid="00269886" officeooo:paragraph-rsid="00269886"/>
    </style:style>
    <style:style style:name="P11" style:family="paragraph" style:parent-style-name="Standard">
      <style:text-properties officeooo:rsid="0029ec7e" officeooo:paragraph-rsid="0029ec7e"/>
    </style:style>
    <style:style style:name="P12" style:family="paragraph" style:parent-style-name="Standard">
      <style:text-properties officeooo:rsid="002aa001" officeooo:paragraph-rsid="002aa001"/>
    </style:style>
    <style:style style:name="P13" style:family="paragraph" style:parent-style-name="Standard">
      <style:text-properties officeooo:rsid="002ae092" officeooo:paragraph-rsid="002ae092"/>
    </style:style>
    <style:style style:name="P14" style:family="paragraph" style:parent-style-name="Standard">
      <style:text-properties officeooo:rsid="002bd956" officeooo:paragraph-rsid="002bd956"/>
    </style:style>
    <style:style style:name="P15" style:family="paragraph" style:parent-style-name="Standard">
      <style:text-properties officeooo:rsid="002e26db" officeooo:paragraph-rsid="002e26db"/>
    </style:style>
    <style:style style:name="P16" style:family="paragraph" style:parent-style-name="Standard">
      <style:text-properties officeooo:rsid="0030fd28" officeooo:paragraph-rsid="0030fd28"/>
    </style:style>
    <style:style style:name="T1" style:family="text">
      <style:text-properties officeooo:rsid="001eefce"/>
    </style:style>
    <style:style style:name="T2" style:family="text">
      <style:text-properties officeooo:rsid="0020c043"/>
    </style:style>
    <style:style style:name="T3" style:family="text">
      <style:text-properties officeooo:rsid="00215abf"/>
    </style:style>
    <style:style style:name="T4" style:family="text">
      <style:text-properties officeooo:rsid="00231cc8"/>
    </style:style>
    <style:style style:name="T5" style:family="text">
      <style:text-properties officeooo:rsid="00238e50"/>
    </style:style>
    <style:style style:name="T6" style:family="text">
      <style:text-properties officeooo:rsid="002801a9"/>
    </style:style>
    <style:style style:name="T7" style:family="text">
      <style:text-properties officeooo:rsid="00284060"/>
    </style:style>
    <style:style style:name="T8" style:family="text">
      <style:text-properties officeooo:rsid="002bd956"/>
    </style:style>
    <style:style style:name="T9" style:family="text">
      <style:text-properties officeooo:rsid="002f6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.1</text:p>
      <text:p text:style-name="P1">128.121.X.Y/<text:span text:style-name="T5">16</text:span></text:p>
      <text:p text:style-name="P1"/>
      <text:p text:style-name="P1">5.2</text:p>
      <text:p text:style-name="P1"/>
      <text:p text:style-name="P1">A máscara terá 24 bits, polo que será <text:span text:style-name="T3">252</text:span>.<text:span text:style-name="T2">0</text:span>.<text:span text:style-name="T2">0</text:span>.0 ou F<text:span text:style-name="T4">C</text:span> – <text:span text:style-name="T4">00</text:span> – <text:span text:style-name="T4">00</text:span>- 00</text:p>
      <text:p text:style-name="P1"/>
      <text:p text:style-name="P1">5.3</text:p>
      <text:p text:style-name="P3">255.255.255.12<text:span text:style-name="T6">8</text:span></text:p>
      <text:p text:style-name="P3">Poderemos configurar 2^25 = 33 554 432 subredes e 2^7 = 64 nodos por subrede</text:p>
      <text:p text:style-name="P3"/>
      <text:p text:style-name="P7">1111 1111 1111 1111 1111 1111 0111 1111 -&gt; 255.255.255.127 -&gt; 127</text:p>
      <text:p text:style-name="P3"/>
      <text:p text:style-name="P3">5.4</text:p>
      <text:p text:style-name="P3">Pertencería á clase <text:span text:style-name="T1">B, xa que ten os bits divididos á metade. </text:span></text:p>
      <text:p text:style-name="P15">A súa mascara de subrede será 255.255.0.0</text:p>
      <text:p text:style-name="P4">Corresponde á subrede 182.5.0.0</text:p>
      <text:p text:style-name="P5">O nodo é o 10.4</text:p>
      <text:p text:style-name="P6">A dirección de broadcast será 182.5.255.255</text:p>
      <text:p text:style-name="P6"/>
      <text:p text:style-name="P8">5.5</text:p>
      <text:p text:style-name="P8">Como emprega 8 bits para a máscara de subrede, sería de clase A</text:p>
      <text:p text:style-name="P8">Corresponde á subrede 64.0.0.0</text:p>
      <text:p text:style-name="P8">A súa máscara de subrede sería 255.000.000.000</text:p>
      <text:p text:style-name="P9">corresponde ao nodo 8.10.4</text:p>
      <text:p text:style-name="P9">A dirección de broadcast será 64.255.255.255</text:p>
      <text:p text:style-name="P9"/>
      <text:p text:style-name="P10">5.6</text:p>
      <text:p text:style-name="P10"/>
      <text:p text:style-name="P10">Pertencería <text:span text:style-name="T7">a unha clase E. A súa subrede sería 192.7.8.32</text:span></text:p>
      <text:p text:style-name="P11">identifica ao nodo 10</text:p>
      <text:p text:style-name="P12">Pode haber 32 -2 = 30 nodos</text:p>
      <text:p text:style-name="P12">A máscara de subrede sería 255.255.255.224</text:p>
      <text:p text:style-name="P13">A di<text:span text:style-name="T8">r</text:span>ección de broadcast será 192.7.8. //<text:span text:style-name="T8">esta mal</text:span></text:p>
      <text:p text:style-name="P16">Non é privada</text:p>
      <text:p text:style-name="P13"/>
      <text:p text:style-name="P14">5.7</text:p>
      <text:p text:style-name="P15">1110 1101 <text:s/>1010 -&gt; <text:span text:style-name="T9">237.0.0.0</text:span></text:p>
      <text:p text:style-name="P16">a IP de broadcast será 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Helvetica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28:37.942000000</meta:creation-date>
    <meta:generator>LibreOffice/7.3.4.2$Windows_X86_64 LibreOffice_project/728fec16bd5f605073805c3c9e7c4212a0120dc5</meta:generator>
    <dc:date>2023-02-08T14:25:12.529000000</dc:date>
    <meta:editing-duration>PT55M5S</meta:editing-duration>
    <meta:editing-cycles>16</meta:editing-cycles>
    <meta:document-statistic meta:table-count="0" meta:image-count="0" meta:object-count="0" meta:page-count="1" meta:paragraph-count="30" meta:word-count="166" meta:character-count="920" meta:non-whitespace-character-count="779"/>
  </office:meta>
</office:document-meta>
</file>